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272cm" fo:min-width="3.215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72cm" fo:min-width="3.215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003cm" fo:min-width="1.653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129cm" fo:min-width="1.953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38cm" fo:min-width="3.305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237cm" fo:min-width="3.305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237cm" fo:min-width="3.305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style:style style:name="P3" style:family="paragraph">
      <loext:graphic-properties draw:fill="solid" draw:fill-color="#a1467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4.729cm" svg:height="4.839cm" svg:x="11cm" svg:y="0.5cm" svg:viewBox="0 0 4730 4840" svg:d="M4730 4840h-4723c-4-89-7-177-7-266 0-803 206-1592 599-2288 391-695 955-1272 1634-1673 680-402 1451-613 2235-613 87 0 175 3 262 8z">
            <text:p/>
          </draw:path>
          <draw:g draw:style-name="gr1">
            <draw:custom-shape draw:style-name="gr3" draw:text-style-name="P1" draw:layer="layout" svg:width="5.253cm" svg:height="2.152cm" draw:transform="rotate (-3.14159265358979) translate (16.255cm 9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5.253cm" svg:height="2.152cm" draw:transform="rotate (-3.14159265358979) translate (16.255cm 8.9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.253cm" svg:height="2.152cm" draw:transform="rotate (-3.14159265358979) translate (16.255cm 8.18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153cm" svg:height="5.253cm" draw:transform="rotate (-1.5707963267949) translate (16.255cm 4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6" draw:text-style-name="P1" draw:layer="layout" svg:width="2.453cm" svg:height="5.379cm" svg:x="15.38cm" svg:y="0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5.379cm" svg:height="2.102cm" draw:transform="rotate (-1.5707963267949) translate (18.882cm 0.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5.379cm" svg:height="2.101cm" draw:transform="rotate (1.5707963267949) translate (17.329cm 5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5.379cm" svg:height="2.101cm" draw:transform="rotate (1.5707963267949) translate (17.899cm 5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16:48:25.237331000</dc:date>
    <meta:editing-duration>PT33M22S</meta:editing-duration>
    <meta:editing-cycles>7</meta:editing-cycles>
    <meta:generator>LibreOffice/25.2.2.2$MacOSX_AARCH64 LibreOffice_project/7370d4be9e3cf6031a51beef54ff3bda878e3fac</meta:generator>
    <meta:document-statistic meta:object-count="12"/>
  </office:meta>
</office:document-meta>
</file>